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06in" style:rel-column-width="21840*"/>
    </style:style>
    <style:style style:name="Taula1.B" style:family="table-column">
      <style:table-column-properties style:column-width="2.2313in" style:rel-column-width="21847*"/>
    </style:style>
    <style:style style:name="Taula1.C" style:family="table-column">
      <style:table-column-properties style:column-width="2.2313in" style:rel-column-width="21848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4125in" fo:margin-left="0.284in" fo:margin-right="-0.0035in" table:align="margins"/>
    </style:style>
    <style:style style:name="Taula2.A" style:family="table-column">
      <style:table-column-properties style:column-width="1.9507in" style:rel-column-width="19935*"/>
    </style:style>
    <style:style style:name="Taula2.B" style:family="table-column">
      <style:table-column-properties style:column-width="2.2306in" style:rel-column-width="22796*"/>
    </style:style>
    <style:style style:name="Taula2.C" style:family="table-column">
      <style:table-column-properties style:column-width="2.2313in" style:rel-column-width="22804*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3" style:family="paragraph" style:parent-style-name="Table_20_Contents">
      <style:paragraph-properties fo:text-align="justify" style:justify-single-word="false"/>
      <style:text-properties fo:font-size="10.5pt" officeooo:rsid="002ae25a" officeooo:paragraph-rsid="002ae25a" style:font-size-asian="12pt"/>
    </style:style>
    <style:style style:name="P4" style:family="paragraph" style:parent-style-name="Table_20_Contents">
      <style:paragraph-properties fo:text-align="justify" style:justify-single-word="false"/>
      <style:text-properties fo:font-size="10.5pt" officeooo:rsid="002b7244" officeooo:paragraph-rsid="002b7244" style:font-size-asian="12pt"/>
    </style:style>
    <style:style style:name="P5" style:family="paragraph" style:parent-style-name="Table_20_Contents">
      <style:paragraph-properties fo:text-align="justify" style:justify-single-word="false"/>
      <style:text-properties fo:font-size="10.5pt" officeooo:rsid="002b8e65" officeooo:paragraph-rsid="002b8e65" style:font-size-asian="12pt"/>
    </style:style>
    <style:style style:name="P6" style:family="paragraph" style:parent-style-name="Table_20_Contents">
      <style:paragraph-properties fo:text-align="justify" style:justify-single-word="false"/>
      <style:text-properties fo:font-size="10.5pt" officeooo:rsid="00300893" officeooo:paragraph-rsid="00300893" style:font-size-asian="12pt"/>
    </style:style>
    <style:style style:name="P7" style:family="paragraph" style:parent-style-name="Table_20_Contents">
      <style:paragraph-properties fo:text-align="justify" style:justify-single-word="false"/>
      <style:text-properties fo:font-size="10.5pt" officeooo:rsid="00328c7d" officeooo:paragraph-rsid="00328c7d" style:font-size-asian="12pt"/>
    </style:style>
    <style:style style:name="P8" style:family="paragraph" style:parent-style-name="Table_20_Contents">
      <style:text-properties officeooo:rsid="002b7244" officeooo:paragraph-rsid="002b7244"/>
    </style:style>
    <style:style style:name="P9" style:family="paragraph" style:parent-style-name="Preformatted_20_Text">
      <style:paragraph-properties fo:margin-left="0.4925in" fo:margin-right="0in" fo:text-indent="0in" style:auto-text-indent="false"/>
    </style:style>
    <style:style style:name="P10" style:family="paragraph" style:parent-style-name="Preformatted_20_Text">
      <style:paragraph-properties fo:margin-left="0.4925in" fo:margin-right="0in" fo:text-indent="0in" style:auto-text-indent="false"/>
    </style:style>
    <style:style style:name="P11" style:family="paragraph" style:parent-style-name="Preformatted_20_Text">
      <style:paragraph-properties fo:margin-left="0.4925in" fo:margin-right="0in" fo:text-indent="0in" style:auto-text-indent="false"/>
      <style:text-properties fo:color="#0000ff" officeooo:rsid="0032da5a" officeooo:paragraph-rsid="0032da5a"/>
    </style:style>
    <style:style style:name="P12" style:family="paragraph" style:parent-style-name="Numbering_20_1" style:list-style-name="Numbering_20_1"/>
    <style:style style:name="P13" style:family="paragraph" style:parent-style-name="Numbering_20_1">
      <style:text-properties officeooo:rsid="001e8789" officeooo:paragraph-rsid="001e8789"/>
    </style:style>
    <style:style style:name="P14" style:family="paragraph" style:parent-style-name="Numbering_20_1">
      <style:text-properties officeooo:rsid="001deb9e" officeooo:paragraph-rsid="001e8789"/>
    </style:style>
    <style:style style:name="P15" style:family="paragraph" style:parent-style-name="Numbering_20_1">
      <style:text-properties officeooo:rsid="001deb9e" officeooo:paragraph-rsid="001deb9e"/>
    </style:style>
    <style:style style:name="P16" style:family="paragraph" style:parent-style-name="Numbering_20_1">
      <style:text-properties officeooo:rsid="001dec77" officeooo:paragraph-rsid="001e8789"/>
    </style:style>
    <style:style style:name="P17" style:family="paragraph" style:parent-style-name="Numbering_20_1">
      <style:paragraph-properties fo:text-align="center" style:justify-single-word="false"/>
    </style:style>
    <style:style style:name="P18" style:family="paragraph" style:parent-style-name="Numbering_20_1">
      <style:text-properties fo:color="#0000ff"/>
    </style:style>
    <style:style style:name="T1" style:family="text">
      <style:text-properties officeooo:rsid="001e8789"/>
    </style:style>
    <style:style style:name="T2" style:family="text">
      <style:text-properties officeooo:rsid="002051dc"/>
    </style:style>
    <style:style style:name="T3" style:family="text">
      <style:text-properties officeooo:rsid="0025a8c3"/>
    </style:style>
    <style:style style:name="T4" style:family="text">
      <style:text-properties officeooo:rsid="0029413b"/>
    </style:style>
    <style:style style:name="T5" style:family="text">
      <style:text-properties officeooo:rsid="002b7244"/>
    </style:style>
    <style:style style:name="T6" style:family="text">
      <style:text-properties officeooo:rsid="002d65b2"/>
    </style:style>
    <style:style style:name="T7" style:family="text">
      <style:text-properties fo:color="#0000ff"/>
    </style:style>
    <style:style style:name="T8" style:family="text">
      <style:text-properties fo:color="#0000ff" officeooo:rsid="002d65b2"/>
    </style:style>
    <style:style style:name="T9" style:family="text">
      <style:text-properties fo:color="#0000ff" officeooo:rsid="003039ef"/>
    </style:style>
    <style:style style:name="T10" style:family="text">
      <style:text-properties fo:color="#0000ff" officeooo:rsid="003188a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s</text:h>
      <text:list xml:id="list1294842481" text:style-name="Numbering_20_1"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header-rows>
          <table:table-row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4">123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2">-<text:span text:style-name="T5">123</text:span>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8">0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2 + 3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3 + 2</text:p>
          </table:table-cell>
          <table:table-cell table:style-name="Taula1.A2" office:value-type="string">
            <text:p text:style-name="P4">5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2 - 3</text:p>
          </table:table-cell>
          <table:table-cell table:style-name="Taula1.A2" office:value-type="string">
            <text:p text:style-name="P2">-<text:span text:style-name="T5">1</text:span>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3 - 2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2 * 3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3 * 2</text:p>
          </table:table-cell>
          <table:table-cell table:style-name="Taula1.A2" office:value-type="string">
            <text:p text:style-name="P4">6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-3 * 2</text:p>
          </table:table-cell>
          <table:table-cell table:style-name="Taula1.A2" office:value-type="string">
            <text:p text:style-name="P2">-<text:span text:style-name="T5">6</text:span>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3 * -2</text:p>
          </table:table-cell>
          <table:table-cell table:style-name="Taula1.A2" office:value-type="string">
            <text:p text:style-name="P2">-<text:span text:style-name="T5">6</text:span>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2 * 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2 * 1</text:p>
          </table:table-cell>
          <table:table-cell table:style-name="Taula1.A2" office:value-type="string">
            <text:p text:style-name="P4">2</text:p>
          </table:table-cell>
          <table:table-cell table:style-name="Taula1.C2" office:value-type="string">
            <text:p text:style-name="P3">ENTER</text:p>
          </table:table-cell>
        </table:table-row>
        <table:table-row>
          <table:table-cell table:style-name="Taula1.A2" office:value-type="string">
            <text:p text:style-name="Table_20_Contents">3 / 2</text:p>
          </table:table-cell>
          <table:table-cell table:style-name="Taula1.A2" office:value-type="string">
            <text:p text:style-name="P4">1.5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2 / 3</text:p>
          </table:table-cell>
          <table:table-cell table:style-name="Taula1.A2" office:value-type="string">
            <text:p text:style-name="P4">1.5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0 // 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2 / 0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NO TE SENTIT</text:p>
          </table:table-cell>
        </table:table-row>
        <table:table-row>
          <table:table-cell table:style-name="Taula1.A2" office:value-type="string">
            <text:p text:style-name="Table_20_Contents">0 / 2</text:p>
          </table:table-cell>
          <table:table-cell table:style-name="Taula1.A2" office:value-type="string">
            <text:p text:style-name="P4">0.0</text:p>
          </table:table-cell>
          <table:table-cell table:style-name="Taula1.C2" office:value-type="string">
            <text:p text:style-name="P4">FLOAT</text:p>
          </table:table-cell>
        </table:table-row>
        <table:table-row>
          <table:table-cell table:style-name="Taula1.A2" office:value-type="string">
            <text:p text:style-name="Table_20_Contents">2 // <text:span text:style-name="T4">3</text:span></text:p>
          </table:table-cell>
          <table:table-cell table:style-name="Taula1.A2" office:value-type="string">
            <text:p text:style-name="P4">0.0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0 // 0</text:p>
          </table:table-cell>
          <table:table-cell table:style-name="Taula1.A2" office:value-type="string">
            <text:p text:style-name="P4">NO TE SENTIT</text:p>
          </table:table-cell>
          <table:table-cell table:style-name="Taula1.C2" office:value-type="string">
            <text:p text:style-name="P4">NO TE SENTIT</text:p>
          </table:table-cell>
        </table:table-row>
        <table:table-row>
          <table:table-cell table:style-name="Taula1.A2" office:value-type="string">
            <text:p text:style-name="Table_20_Contents">2 // 3.14</text:p>
          </table:table-cell>
          <table:table-cell table:style-name="Taula1.A2" office:value-type="string">
            <text:p text:style-name="P4">0.0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5 // 2</text:p>
          </table:table-cell>
          <table:table-cell table:style-name="Taula1.A2" office:value-type="string">
            <text:p text:style-name="P4">2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5 / 2</text:p>
          </table:table-cell>
          <table:table-cell table:style-name="Taula1.A2" office:value-type="string">
            <text:p text:style-name="P4">2.5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4 / 2</text:p>
          </table:table-cell>
          <table:table-cell table:style-name="Taula1.A2" office:value-type="string">
            <text:p text:style-name="P4">2.0</text:p>
          </table:table-cell>
          <table:table-cell table:style-name="Taula1.C2" office:value-type="string">
            <text:p text:style-name="P4">FLOAT</text:p>
          </table:table-cell>
        </table:table-row>
        <table:table-row>
          <table:table-cell table:style-name="Taula1.A2" office:value-type="string">
            <text:p text:style-name="Table_20_Contents">2 + 5 / 2</text:p>
          </table:table-cell>
          <table:table-cell table:style-name="Taula1.A2" office:value-type="string">
            <text:p text:style-name="P4">4.5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2.0 + 5 // 2</text:p>
          </table:table-cell>
          <table:table-cell table:style-name="Taula1.A2" office:value-type="string">
            <text:p text:style-name="P4">4.0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2 - <text:span text:style-name="T4">7</text:span> // 2 / <text:span text:style-name="T4">2</text:span></text:p>
          </table:table-cell>
          <table:table-cell table:style-name="Taula1.A2" office:value-type="string">
            <text:p text:style-name="P4">0.5</text:p>
          </table:table-cell>
          <table:table-cell table:style-name="Taula1.C2" office:value-type="string">
            <text:p text:style-name="P3">FLOAT</text:p>
          </table:table-cell>
        </table:table-row>
        <table:table-row>
          <table:table-cell table:style-name="Taula1.A2" office:value-type="string">
            <text:p text:style-name="Table_20_Contents">-5 // 2</text:p>
          </table:table-cell>
          <table:table-cell table:style-name="Taula1.A2" office:value-type="string">
            <text:p text:style-name="P2">-<text:span text:style-name="T5">3</text:span>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0 – 5 // 2</text:p>
          </table:table-cell>
          <table:table-cell table:style-name="Taula1.A2" office:value-type="string">
            <text:p text:style-name="P2">-<text:span text:style-name="T5">2</text:span></text:p>
          </table:table-cell>
          <table:table-cell table:style-name="Taula1.C2" office:value-type="string">
            <text:p text:style-name="P4">ENTER</text:p>
          </table:table-cell>
        </table:table-row>
        <text:soft-page-break/>
        <table:table-row>
          <table:table-cell table:style-name="Taula1.A2" office:value-type="string">
            <text:p text:style-name="Table_20_Contents">12 % 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2 % 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2 % 5</text:p>
          </table:table-cell>
          <table:table-cell table:style-name="Taula1.A2" office:value-type="string">
            <text:p text:style-name="P4">2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0 -12 % 5</text:p>
          </table:table-cell>
          <table:table-cell table:style-name="Taula1.A2" office:value-type="string">
            <text:p text:style-name="P2">-<text:span text:style-name="T5">2</text:span>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0 % 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2 % 0</text:p>
          </table:table-cell>
          <table:table-cell table:style-name="Taula1.A2" office:value-type="string">
            <text:p text:style-name="P4">NO TE SENTIT</text:p>
          </table:table-cell>
          <table:table-cell table:style-name="Taula1.C2" office:value-type="string">
            <text:p text:style-name="P4">NO TE SENTIT</text:p>
          </table:table-cell>
        </table:table-row>
        <table:table-row>
          <table:table-cell table:style-name="Taula1.A2" office:value-type="string">
            <text:p text:style-name="Table_20_Contents">1 + 2 – 3 + 4 - 5</text:p>
          </table:table-cell>
          <table:table-cell table:style-name="Taula1.A2" office:value-type="string">
            <text:p text:style-name="P2">-<text:span text:style-name="T5">1</text:span>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 + 2 * 3</text:p>
          </table:table-cell>
          <table:table-cell table:style-name="Taula1.A2" office:value-type="string">
            <text:p text:style-name="P4">7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 + (2 * 3)</text:p>
          </table:table-cell>
          <table:table-cell table:style-name="Taula1.A2" office:value-type="string">
            <text:p text:style-name="P4">7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(1 + 2) * 3</text:p>
          </table:table-cell>
          <table:table-cell table:style-name="Taula1.A2" office:value-type="string">
            <text:p text:style-name="P4">9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 + 2 // 3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(1 + 2) //3</text:p>
          </table:table-cell>
          <table:table-cell table:style-name="Taula1.A2" office:value-type="string">
            <text:p text:style-name="P4">1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1 + 2 % 3</text:p>
          </table:table-cell>
          <table:table-cell table:style-name="Taula1.A2" office:value-type="string">
            <text:p text:style-name="P6">3</text:p>
          </table:table-cell>
          <table:table-cell table:style-name="Taula1.C2" office:value-type="string">
            <text:p text:style-name="P4">ENTER</text:p>
          </table:table-cell>
        </table:table-row>
        <table:table-row>
          <table:table-cell table:style-name="Taula1.A2" office:value-type="string">
            <text:p text:style-name="Table_20_Contents">(1 + 2) % 3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ENTER</text:p>
          </table:table-cell>
        </table:table-row>
        <table:table-row>
          <table:table-cell table:style-name="Taula1.A2" office:value-type="string">
            <text:p text:style-name="Table_20_Contents">1 + 2 * 3 – 3 % 2</text:p>
          </table:table-cell>
          <table:table-cell table:style-name="Taula1.A2" office:value-type="string">
            <text:p text:style-name="P5">6</text:p>
          </table:table-cell>
          <table:table-cell table:style-name="Taula1.C2" office:value-type="string">
            <text:p text:style-name="P5">ENTER</text:p>
          </table:table-cell>
        </table:table-row>
      </table:table>
      <text:list xml:id="list140033013028014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>
          <table:table-cell table:style-name="Taula2.A2" office:value-type="string">
            <text:p text:style-name="Table_20_Contents">1 &lt;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&lt;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2 &lt;= 3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2 &lt;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0 &lt; -4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-4 &lt; 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2 &lt; 3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1 &lt;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4 &lt; 5 -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4 &lt;= 5 - 1 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2 * 3 &lt; (1 + 2) * 3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5 &gt; 2 + 4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&gt;= 2 *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2 &gt;= 3 - 1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2 * (5 % 2) &gt;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0 &gt; -4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-4 &gt; 0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2 &gt; 3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1 &gt;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ext:soft-page-break/>
        <table:table-row>
          <table:table-cell table:style-name="Taula2.A2" office:value-type="string">
            <text:p text:style-name="Table_20_Contents">1 + 4 &lt;= 5 -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4 &lt; 5 -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2 * 3 &gt; (1 + 2) * 3 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1 == 2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1 + 2 != 3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0 == 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+0 == 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-0 == 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(1 + 2 % 3) &lt;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(1 + 2) % 3 == 1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(10 – 10 % 2) &lt;= 1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-2 * 5 == -10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-2 * 5 &lt; -12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2 != -2 * (-4 % 2)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7">Fla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7 &gt;= 5 and 5 &gt; 5</text:p>
          </table:table-cell>
          <table:table-cell table:style-name="Taula2.A2" office:value-type="string">
            <text:p text:style-name="P7">False</text:p>
          </table:table-cell>
          <table:table-cell table:style-name="Taula2.C2" office:value-type="string">
            <text:p text:style-name="P7">Booleana</text:p>
          </table:table-cell>
        </table:table-row>
        <table:table-row>
          <table:table-cell table:style-name="Taula2.A2" office:value-type="string">
            <text:p text:style-name="Table_20_Contents">7 &gt;= 5 or 5 &gt; 5</text:p>
          </table:table-cell>
          <table:table-cell table:style-name="Taula2.A2" office:value-type="string">
            <text:p text:style-name="P7">True</text:p>
          </table:table-cell>
          <table:table-cell table:style-name="Taula2.C2" office:value-type="string">
            <text:p text:style-name="P7">Booleana</text:p>
          </table:table-cell>
        </table:table-row>
      </table:table>
      <text:list xml:id="list140032185834108" text:continue-numbering="true" text:style-name="Numbering_20_1">
        <text:list-item>
          <text:p text:style-name="Numbering_20_1">Determina el valor i el tipus de z i c en finalitzar les següents instruccions:</text:p>
        </text:list-item>
      </text:list>
      <text:p text:style-name="P9">x = 3;</text:p>
      <text:p text:style-name="P9">y = 2;</text:p>
      <text:p text:style-name="P9">b = False;</text:p>
      <text:p text:style-name="P9">z = ( x + 4 * y ) % 3;</text:p>
      <text:p text:style-name="P9">c = ( x &gt; y and not b) or (x == y);</text:p>
      <text:p text:style-name="P9"/>
      <text:p text:style-name="P11">z = 2</text:p>
      <text:p text:style-name="P11">c = True</text:p>
      <text:list xml:id="list140032039959008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9">x = 8;</text:p>
      <text:p text:style-name="P9">y = 5;</text:p>
      <text:p text:style-name="P9">b = True;</text:p>
      <text:p text:style-name="P9">z = (( y + x /2) % 2 ) * 5;</text:p>
      <text:p text:style-name="P9">c = b and ( x &gt; 0 or not( y&lt;5 ));</text:p>
      <text:p text:style-name="P9"/>
      <text:p text:style-name="P11">z = 5</text:p>
      <text:p text:style-name="P11">c = True</text:p>
      <text:p text:style-name="P9"/>
      <text:list xml:id="list140031793770273" text:continue-numbering="true" text:style-name="Numbering_20_1">
        <text:list-item>
          <text:p text:style-name="Numbering_20_1">Determineu el resultat de les expressions numèriques següents: </text:p>
          <text:list>
            <text:list-item>
              <text:p text:style-name="Numbering_20_1">30 % 4 − 30 − 2 ∗ 5 = <text:span text:style-name="T7">-</text:span><text:span text:style-name="T8">38</text:span></text:p>
            </text:list-item>
            <text:list-item>
              <text:p text:style-name="Numbering_20_1"><text:s/>2 + 10 / 5 * 2 - 7 % 1 = <text:span text:style-name="T8">6.</text:span><text:span text:style-name="T9">0</text:span></text:p>
            </text:list-item>
            <text:list-item>
              <text:p text:style-name="Numbering_20_1"><text:soft-page-break/>5 // 2 − 5.0 / 2 = <text:span text:style-name="T7">-</text:span><text:span text:style-name="T8">0.5<text:tab/></text:span><text:span text:style-name="T6"><text:tab/></text:span></text:p>
            </text:list-item>
            <text:list-item>
              <text:p text:style-name="P12">10 − 10 / 3 ∗ 3 + 5 = <text:span text:style-name="T8">5.0</text:span></text:p>
            </text:list-item>
            <text:list-item>
              <text:p text:style-name="Numbering_20_1">10 − 1<text:span text:style-name="T4">0</text:span> // 3 ∗ 3 + 5 = <text:span text:style-name="T8">6</text:span></text:p>
            </text:list-item>
            <text:list-item>
              <text:p text:style-name="Numbering_20_1">10 − 1<text:span text:style-name="T4">8</text:span> / (3 ∗ 3) + 5 =<text:span text:style-name="T8">13.</text:span><text:span text:style-name="T9">0</text:span></text:p>
            </text:list-item>
            <text:list-item>
              <text:p text:style-name="Numbering_20_1"><text:s/>9 // (6 // (− 4)) =<text:span text:style-name="T7">-</text:span><text:span text:style-name="T9">5</text:span></text:p>
            </text:list-item>
            <text:list-item>
              <text:p text:style-name="Numbering_20_1"><text:s/>(5.0 + 3 * 2 // 5 * 3− 4 ) * (4 // 3 − 3 - 6) // (7 − 8 % 3 − 2) / 2 = <text:span text:style-name="T7">-</text:span><text:span text:style-name="T9">5.5</text:span></text:p>
            </text:list-item>
            <text:list-item>
              <text:p text:style-name="Numbering_20_1"><text:s/>((17 − 15) % 3 + (7 − 12) * 2) // ((6 − 7) * (12 − 23)) + 6 % (1344 % 5)= <text:span text:style-name="T10">2</text:span></text:p>
            </text:list-item>
          </text:list>
        </text:list-item>
        <text:list-item>
          <text:p text:style-name="Numbering_20_1">Determineu el valor de les expressions booleanes seg ̈ents suposant que els valors de les variables a, b i c són, respectivament, False, False i True: </text:p>
          <text:list>
            <text:list-item>
              <text:p text:style-name="Numbering_20_1">a or b or c </text:p>
            </text:list-item>
            <text:list-item>
              <text:p text:style-name="Numbering_20_1">a or b or not a </text:p>
            </text:list-item>
            <text:list-item>
              <text:p text:style-name="Numbering_20_1">c and not a or b </text:p>
            </text:list-item>
            <text:list-item>
              <text:p text:style-name="Numbering_20_1">not(a or b) and c </text:p>
            </text:list-item>
            <text:list-item>
              <text:p text:style-name="Numbering_20_1">not a and not b and c </text:p>
            </text:list-item>
          </text:list>
        </text:list-item>
        <text:list-item>
          <text:p text:style-name="Numbering_20_1">Escriu l'expressió que ens serviria per determinar que x està entre 0 i 10.</text:p>
        </text:list-item>
        <text:list-item>
          <text:p text:style-name="Numbering_20_1">Determineu el valor de les següents expressions suposant que x = 0, y = 1, a = Fals i b = Cert. <text:s/>En el cas que no estiguin 'ben definides' (és a dir, que no siguin lògicament correctes tot i que l'intèrpret les accepti), arregla-les si es pot.</text:p>
          <text:list>
            <text:list-item>
              <text:p text:style-name="Numbering_20_1">x &gt; y </text:p>
            </text:list-item>
            <text:list-item>
              <text:p text:style-name="Numbering_20_1">a &gt; b </text:p>
            </text:list-item>
            <text:list-item>
              <text:p text:style-name="Numbering_20_1">(x &lt; y) == (a or b )</text:p>
            </text:list-item>
            <text:list-item>
              <text:p text:style-name="Numbering_20_1">x &lt; y &lt;= y </text:p>
            </text:list-item>
            <text:list-item>
              <text:p text:style-name="Numbering_20_1">x &lt; a or b</text:p>
            </text:list-item>
            <text:list-item>
              <text:p text:style-name="Numbering_20_1">(a or x) == b</text:p>
            </text:list-item>
          </text:list>
        </text:list-item>
        <text:list-item>
          <text:p text:style-name="Numbering_20_1">Trobeu les expressions en Python que calculin el mateix valor que les expressions matemàtiques següents: </text:p>
          <text:list>
            <text:list-item>
              <text:p text:style-name="Numbering_20_1"><text:soft-page-break/><draw:frame draw:style-name="fr1" draw:name="Object1" text:anchor-type="as-char" svg:width="1.4598in" svg:height="1.2173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Numbering_20_1"><draw:frame draw:style-name="fr1" draw:name="Object2" text:anchor-type="as-char" svg:width="1.7555in" svg:height="1.1811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Numbering_20_1"><draw:frame draw:style-name="fr1" draw:name="Object3" text:anchor-type="as-char" svg:width="1.5252in" svg:height="1.3681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header>
              <text:p text:style-name="P13">Suposem que a, b i c són variables enteres.</text:p>
            </text:list-header>
            <text:list-item>
              <text:p text:style-name="P14">a o b són majors que c</text:p>
            </text:list-item>
            <text:list-item>
              <text:p text:style-name="P15">Entre a, b i c hi ha, com a mínim, dos valors iguals</text:p>
            </text:list-item>
            <text:list-item>
              <text:p text:style-name="P15">a és múltiple de b i c</text:p>
            </text:list-item>
            <text:list-item>
              <text:p text:style-name="P16"><text:span text:style-name="T1">Suposem que hora i dia són variables enteres. <text:s/>E</text:span>s pot aparcar si és un dia dels primers 15 dies del mes, entre les 8 del matí i les 8 de la nit.</text:p>
            </text:list-item>
            <text:list-item>
              <text:p text:style-name="Numbering_20_1">Donades dues parelles d’enters (a, b) i (c, d) que representen el vèrtex inferior esquerre i el vèrtex superior dret d’un rectangle amb costats paral·lels als eixos de coordenades, determinar si un tercer punt (x, y) està dins del rectangle. </text:p>
            </text:list-item>
            <text:list-item>
              <text:p text:style-name="Numbering_20_1">Determinar si un número <text:span text:style-name="T2">enter</text:span> positiu n representa un any de traspàs. Un any és de traspàs si és múltiple de 4, excloent-ne els múltiples de 100 que no ho són de 400; per exemple 1964, 2004 i 2400 són de traspàs, però 1977 i 2100 no. </text:p>
            </text:list-item>
            <text:list-item>
              <text:p text:style-name="Numbering_20_1">Determinar si dos intervals tancats [a, b] i [c, d] s’intersequen. I si els intervals són oberts? </text:p>
              <text:p text:style-name="Numbering_20_1"/>
            </text:list-item>
          </text:list>
        </text:list-item>
        <text:list-item>
          <text:p text:style-name="Numbering_20_1"><text:soft-page-break/>Suposant que n és una variable de tipus enter, què podem dir de la següent expressió? </text:p>
          <text:p text:style-name="P17">(n &gt; 4) or (n &lt; 5)</text:p>
          <text:list>
            <text:list-item>
              <text:p text:style-name="Numbering_20_1">El seu valor és fals, independentment del valor de n. <text:s/></text:p>
            </text:list-item>
            <text:list-item>
              <text:p text:style-name="P18">El seu valor é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17">(n &gt; 4) and (n &lt; 5) 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́s cert, independentment del valor de n. 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Escriu la següent expressió en Python:</text:p>
          <text:p text:style-name="P17"><draw:frame draw:style-name="fr1" draw:name="Objecte1" text:anchor-type="as-char" svg:width="2.5638in" svg:height="1.498in" draw:z-index="6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Numbering_20_1">Escriu el resultat de la següent expressió:</text:p>
          <text:p text:style-name="P17">4 &gt; 5 or not (45 == 7) and 7 + 3 &lt; 5 – 2</text:p>
        </text:list-item>
        <text:list-item>
          <text:p text:style-name="Numbering_20_1">Dels següents noms de variables, digueu si són correctes o no. Si no són correctes, digueu per què no ho són:</text:p>
          <text:list>
            <text:list-item>
              <text:p text:style-name="Numbering_20_1">Quantitat Total</text:p>
            </text:list-item>
            <text:list-item>
              <text:p text:style-name="Numbering_20_1">quantitatTotal</text:p>
            </text:list-item>
            <text:list-item>
              <text:p text:style-name="Numbering_20_1">quant_total</text:p>
            </text:list-item>
            <text:list-item>
              <text:p text:style-name="Numbering_20_1"><text:soft-page-break/>quant/3</text:p>
            </text:list-item>
            <text:list-item>
              <text:p text:style-name="Numbering_20_1">quant3</text:p>
            </text:list-item>
          </text:list>
        </text:list-item>
        <text:list-item>
          <text:p text:style-name="Numbering_20_1">Escriu les expressions en Python corresponents a les següents expressions algebraiques:</text:p>
          <text:list>
            <text:list-item>
              <text:p text:style-name="Numbering_20_1"><draw:frame draw:style-name="fr1" draw:name="Objecte2" text:anchor-type="as-char" svg:width="2.5362in" svg:height="1.3008in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Numbering_20_1"><draw:frame draw:style-name="fr1" draw:name="Objecte3" text:anchor-type="as-char" svg:width="2.728in" svg:height="1.0154in" draw:z-index="4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Numbering_20_1"><draw:frame draw:style-name="fr1" draw:name="Objecte4" text:anchor-type="as-char" svg:width="2.178in" svg:height="1.3453in" draw:z-index="5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Numbering_20_1"><draw:frame draw:style-name="fr1" draw:name="Objecte5" text:anchor-type="as-char" svg:width="2.8807in" svg:height="1.0654in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  <text:list-item>
          <text:p text:style-name="Numbering_20_1">Calculeu el valor de les següents expressions:</text:p>
          <text:list>
            <text:list-item>
              <text:p text:style-name="Numbering_20_1">27 % 4 +15 / 4</text:p>
            </text:list-item>
            <text:list-item>
              <text:p text:style-name="Numbering_20_1">9 * 2 / 3 * 25 * 3</text:p>
            </text:list-item>
            <text:list-item>
              <text:p text:style-name="Numbering_20_1">25 &gt;= 7 and not (7 &lt;= 2)</text:p>
            </text:list-item>
            <text:list-item>
              <text:p text:style-name="Numbering_20_1">24 &gt; 5 and 10 &lt;= 10 or 10 == 5</text:p>
            </text:list-item>
            <text:list-item>
              <text:p text:style-name="Numbering_20_1">(10 &lt;= 15 or 23 == 13) and not(8 == 8)</text:p>
            </text:list-item>
            <text:list-item>
              <text:p text:style-name="Numbering_20_1"><text:soft-page-break/>(not (6 / 3 &gt; 3) or 7 &gt; 7) and (3 &lt;= 9 / 2 or 2 + 3 &lt;= 7 / 2)</text:p>
            </text:list-item>
            <text:list-item>
              <text:p text:style-name="Numbering_20_1">“Pere “+”Rius”</text:p>
            </text:list-item>
            <text:list-item>
              <text:p text:style-name="Numbering_20_1">'H' &lt; 'J' or '9' == '7'</text:p>
            </text:list-item>
          </text:list>
        </text:list-item>
        <text:list-item>
          <text:p text:style-name="Numbering_20_1">Escriure l'expressió en Python corresponent al següent enunciat: “Avaluar si el contingut de la variable preu està entre 15€ i 100€”</text:p>
        </text:list-item>
        <text:list-item>
          <text:p text:style-name="Numbering_20_1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>
          <table:table-cell table:style-name="Taula3.A2" office:value-type="string">
            <text:p text:style-name="Table_20_Contents">10 * 10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2"/>0.01 * 0.01 <text:bookmark-end text:name="DDE_LINK2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 100 * 1 // 100 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 10 * 10 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1 // 10 * 1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 / 3.0 + 1 / 3.0 + 1 / 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s/>1 / 3.0 + 1 // 3 + 1 / 3.0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3.0 != 3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2.312 &lt; 2.31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  <table:table-row>
          <table:table-cell table:style-name="Taula3.A2" office:value-type="string">
            <text:p text:style-name="Table_20_Contents"><text:bookmark-start text:name="DDE_LINK11"/>2.0 == 1.9999999999999999<text:bookmark-end text:name="DDE_LINK11"/></text:p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Table_20_Contents"/>
          </table:table-cell>
        </table:table-row>
      </table:table>
      <text:list xml:id="list140031054871263" text:continue-numbering="true" text:style-name="Numbering_20_1">
        <text:list-item>
          <text:p text:style-name="Numbering_20_1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>
          <table:table-cell table:style-name="Taula4.A2" office:value-type="string">
            <text:p text:style-name="Table_20_Contents">not True</text:p>
          </table:table-cell>
          <table:table-cell table:style-name="Taula4.A2" office:value-type="string">
            <text:p text:style-name="Table_20_Contents"><text:s/></text:p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"/> <text:bookmark-end text:name="DDE_LINK1"/>and 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7"/><text:bookmark-start text:name="DDE_LINK12"/> <text:bookmark-end text:name="DDE_LINK17"/>and <text:bookmark-end text:name="DDE_LINK12"/>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10"/><text:bookmark-start text:name="DDE_LINK13"/> <text:bookmark-end text:name="DDE_LINK110"/>and <text:bookmark-end text:name="DDE_LINK13"/>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11"/> <text:bookmark-end text:name="DDE_LINK111"/>and 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4"/> <text:bookmark-end text:name="DDE_LINK14"/>or 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<text:bookmark-start text:name="DDE_LINK141"/> <text:bookmark-end text:name="DDE_LINK141"/>or 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42"/> <text:bookmark-end text:name="DDE_LINK142"/>or fals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true<text:bookmark-start text:name="DDE_LINK143"/> <text:bookmark-end text:name="DDE_LINK143"/>or 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7"/><text:bookmark-start text:name="DDE_LINK8"/>true<text:bookmark-start text:name="DDE_LINK112"/><text:bookmark-start text:name="DDE_LINK132"/> <text:bookmark-end text:name="DDE_LINK112"/>and <text:bookmark-end text:name="DDE_LINK132"/>false<text:bookmark-end text:name="DDE_LINK7"/><text:bookmark-start text:name="DDE_LINK144"/> <text:bookmark-end text:name="DDE_LINK144"/>or true<text:bookmark-end text:name="DDE_LINK8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true<text:bookmark-start text:name="DDE_LINK113"/> <text:bookmark-end text:name="DDE_LINK113"/>and 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(true<text:bookmark-start text:name="DDE_LINK114"/> <text:bookmark-end text:name="DDE_LINK114"/>and false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(true<text:bookmark-start text:name="DDE_LINK145"/> <text:bookmark-end text:name="DDE_LINK145"/>or false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False &lt; true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<text:bookmark-start text:name="DDE_LINK9"/>False + true<text:bookmark-end text:name="DDE_LINK9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ext:soft-page-break/>
        <table:table-row>
          <table:table-cell table:style-name="Taula4.A2" office:value-type="string">
            <text:p text:style-name="Table_20_Contents"><text:bookmark-start text:name="DDE_LINK10"/>5&lt;3<text:bookmark-start text:name="DDE_LINK115"/> <text:bookmark-end text:name="DDE_LINK115"/>and 4&gt;=4<text:bookmark-end text:name="DDE_LINK10"/>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12 % 2 == 0<text:bookmark-start text:name="DDE_LINK116"/> <text:bookmark-end text:name="DDE_LINK116"/>and 12 % 4 == 0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(10 / 2 not == 5<text:bookmark-start text:name="DDE_LINK146"/> <text:bookmark-end text:name="DDE_LINK146"/>or 10 % 2 == 0)<text:bookmark-start text:name="DDE_LINK117"/> <text:bookmark-end text:name="DDE_LINK117"/>and 1 ==1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  <table:table-row>
          <table:table-cell table:style-name="Taula4.A2" office:value-type="string">
            <text:p text:style-name="Table_20_Contents">Not (3==2) or (3==2)</text:p>
          </table:table-cell>
          <table:table-cell table:style-name="Taula4.A2" office:value-type="string">
            <text:p text:style-name="Table_20_Contents"/>
          </table:table-cell>
          <table:table-cell table:style-name="Taula4.C2" office:value-type="string">
            <text:p text:style-name="Table_20_Contents"/>
          </table:table-cell>
        </table:table-row>
      </table:table>
      <text:list xml:id="list140031551776341" text:continue-numbering="true" text:style-name="Numbering_20_1">
        <text:list-item>
          <text:p text:style-name="Numbering_20_1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>
            <table:table-cell table:style-name="Taula7.A1" office:value-type="string">
              <text:p text:style-name="Table_20_Heading">Expressió a avaluar</text:p>
            </table:table-cell>
            <table:table-cell table:style-name="Taula7.A1" office:value-type="string">
              <text:p text:style-name="Table_20_Heading">Valor</text:p>
            </table:table-cell>
            <table:table-cell table:style-name="Taula7.C1" office:value-type="string">
              <text:p text:style-name="Table_20_Heading">Tipus</text:p>
            </table:table-cell>
          </table:table-row>
        </table:table-header-rows>
        <table:table-row>
          <table:table-cell table:style-name="Taula7.A2" office:value-type="string">
            <text:p text:style-name="Table_20_Contents">a=0</text:p>
          </table:table-cell>
          <table:table-cell table:style-name="Taula7.A2" office:value-type="string">
            <text:p text:style-name="Table_20_Contents"><text:s/></text:p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0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a+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False or True 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0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0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a + a *( a + a * (a + a))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 = a + 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3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a + 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2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a + 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b = a + 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a - 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 = b - 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 = a + 2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a*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2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0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=0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d=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d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2.0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=a+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True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True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not (a and b)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1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<text:s/>b =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= a &lt; 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ext:soft-page-break/>
        <table:table-row>
          <table:table-cell table:style-name="Taula7.A2" office:value-type="string">
            <text:p text:style-name="Table_20_Contents">b=2.0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 = 13 //4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3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=4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a + 2 * 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c + 1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=c - 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=b * 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a= True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=a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c=1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d=c % 5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<text:span text:style-name="T3">b</text:span>=a and b or d &gt; c / 2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loext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loext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loext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loext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margin-top="0in" fo:margin-bottom="0in" loext:contextual-spacing="false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bullet text:level="3" text:style-name="Bullet_20_Symbols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0783in"/>
      </text:list-level-style-number>
      <text:list-level-style-number text:level="2" text:style-name="Numbering_20_Symbols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style:num-suffix="." style:num-format="a" text:start-value="3">
        <style:list-level-properties text:space-before="0.3929in"/>
      </text:list-level-style-number>
      <text:list-level-style-number text:level="4" text:style-name="Numbering_20_Symbols" style:num-suffix="." style:num-format="a" text:start-value="4">
        <style:list-level-properties text:space-before="0.7866in"/>
      </text:list-level-style-number>
      <text:list-level-style-number text:level="5" text:style-name="Numbering_20_Symbols" style:num-suffix="." style:num-format="a" text:start-value="5">
        <style:list-level-properties text:space-before="1.2791in"/>
      </text:list-level-style-number>
      <text:list-level-style-number text:level="6" text:style-name="Numbering_20_Symbols" style:num-suffix="." style:num-format="a" text:start-value="6">
        <style:list-level-properties text:space-before="1.8693in"/>
      </text:list-level-style-number>
      <text:list-level-style-number text:level="7" text:style-name="Numbering_20_Symbols" style:num-suffix="." style:num-format="a" text:start-value="7">
        <style:list-level-properties text:space-before="2.5783in"/>
      </text:list-level-style-number>
      <text:list-level-style-number text:level="8" text:style-name="Numbering_20_Symbols" style:num-suffix="." style:num-format="a" text:start-value="8">
        <style:list-level-properties text:space-before="3.4839in"/>
      </text:list-level-style-number>
      <text:list-level-style-number text:level="9" text:style-name="Numbering_20_Symbols" style:num-suffix="." style:num-format="a" text:start-value="9">
        <style:list-level-properties text:space-before="4.5075in"/>
      </text:list-level-style-number>
      <text:list-level-style-number text:level="10" text:style-name="Numbering_20_Symbols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1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⁰">
        <style:list-level-properties text:space-before="0.1579in" text:min-label-width="0.1575in"/>
        <style:text-properties style:font-name="DejaVu Sans2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ASIX - MP3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onica</meta:initial-creator>
    <meta:creation-date>2009-09-28T11:37:43</meta:creation-date>
    <dc:date>2019-10-10T14:00:30.721555732</dc:date>
    <dc:language>ca-ES</dc:language>
    <meta:editing-cycles>50</meta:editing-cycles>
    <meta:editing-duration>PT13H40M56S</meta:editing-duration>
    <meta:document-statistic meta:table-count="5" meta:image-count="0" meta:object-count="8" meta:page-count="11" meta:paragraph-count="480" meta:word-count="1825" meta:character-count="6651" meta:non-whitespace-character-count="53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i>m</mi>
        <mi>n</mi>
      </mfrac>
      <mo stretchy="false">+</mo>
      <mi>p</mi>
    </mrow>
    <annotation encoding="StarMath 5.0">{m} over {n} +p</annotation>
  </semantics>
</math>
</file>

<file path=Object 2/content.xml><?xml version="1.0" encoding="utf-8"?>
<math xmlns="http://www.w3.org/1998/Math/MathML">
  <semantics>
    <mrow>
      <mi>m</mi>
      <mo stretchy="false">+</mo>
      <mfrac>
        <mi>n</mi>
        <mrow>
          <mi>p</mi>
          <mi mathvariant="normal">−</mi>
          <mi>q</mi>
        </mrow>
      </mfrac>
    </mrow>
    <annotation encoding="StarMath 5.0">m+{n} over {p-q} </annotation>
  </semantics>
</math>
</file>

<file path=Object 3/content.xml><?xml version="1.0" encoding="utf-8"?>
<math xmlns="http://www.w3.org/1998/Math/MathML">
  <semantics>
    <mfrac>
      <mrow>
        <mi>m</mi>
        <mo stretchy="false">+</mo>
        <mfrac>
          <mi>n</mi>
          <mi>p</mi>
        </mfrac>
      </mrow>
      <mrow>
        <mi>q</mi>
        <mi mathvariant="normal">−</mi>
        <mfrac>
          <mi>r</mi>
          <msup>
            <mi>s</mi>
            <mn>2</mn>
          </msup>
        </mfrac>
      </mrow>
    </mfrac>
    <annotation encoding="StarMath 5.0">{m+{n} over {p} } over {q-{r} over {s^2} }  </annotation>
  </semantics>
</math>
</file>

<file path=Object 4/content.xml><?xml version="1.0" encoding="utf-8"?>
<math xmlns="http://www.w3.org/1998/Math/MathML">
  <semantics>
    <mrow>
      <mfrac>
        <mi mathvariant="italic">a²</mi>
        <mrow>
          <mi>b</mi>
          <mi mathvariant="normal">−</mi>
          <mi>c</mi>
        </mrow>
      </mfrac>
      <mo stretchy="false">+</mo>
      <mfrac>
        <mrow>
          <mi>d</mi>
          <mi mathvariant="normal">−</mi>
          <mi>e</mi>
        </mrow>
        <mrow>
          <mi>f</mi>
          <mi mathvariant="normal">−</mi>
          <mfrac>
            <mrow>
              <mi>g</mi>
              <mi mathvariant="normal">⋅</mi>
              <mi>h</mi>
            </mrow>
            <mi>j</mi>
          </mfrac>
        </mrow>
      </mfrac>
    </mrow>
    <annotation encoding="StarMath 5.0">{a²} over {b-c} + {d-e} over {f-{g cdot h } over {j} } </annotation>
  </semantics>
</math>
</file>

<file path=Object 5/content.xml><?xml version="1.0" encoding="utf-8"?>
<math xmlns="http://www.w3.org/1998/Math/MathML">
  <semantics>
    <mfrac>
      <mrow>
        <mrow>
          <mi mathvariant="italic">a²</mi>
          <mo stretchy="false">+</mo>
          <mi mathvariant="italic">b³</mi>
        </mrow>
        <mi mathvariant="normal">−</mi>
        <mn>4</mn>
      </mrow>
      <mn>3c</mn>
    </mfrac>
    <annotation encoding="StarMath 5.0">{a²+b³-4} over {3c } </annotation>
  </semantics>
</math>
</file>

<file path=Object 6/content.xml><?xml version="1.0" encoding="utf-8"?>
<math xmlns="http://www.w3.org/1998/Math/MathML">
  <semantics>
    <mrow>
      <mrow>
        <mfrac>
          <msup>
            <mrow>
              <mo stretchy="false">(</mo>
              <mrow>
                <mi>a</mi>
                <mo stretchy="false">+</mo>
                <mi>b</mi>
              </mrow>
              <mo stretchy="false">)</mo>
            </mrow>
            <mn>2</mn>
          </msup>
          <mi>c</mi>
        </mfrac>
        <mi mathvariant="normal">−</mi>
        <mfrac>
          <mn>3t</mn>
          <mrow>
            <mi>h</mi>
            <mo stretchy="false">+</mo>
            <mi>j</mi>
          </mrow>
        </mfrac>
      </mrow>
      <mi mathvariant="normal">−</mi>
      <mn>7k</mn>
    </mrow>
    <annotation encoding="StarMath 5.0">{(a+b)^2} over {c} -{3t} over {h+j} -7k</annotation>
  </semantics>
</math>
</file>

<file path=Object 7/content.xml><?xml version="1.0" encoding="utf-8"?>
<math xmlns="http://www.w3.org/1998/Math/MathML">
  <semantics>
    <mfrac>
      <mrow>
        <mn>3a</mn>
        <mo stretchy="false">+</mo>
        <mi>b</mi>
      </mrow>
      <mrow>
        <mi>c</mi>
        <mi mathvariant="normal">−</mi>
        <mfrac>
          <mrow>
            <mrow>
              <mi>d</mi>
              <mo stretchy="false">+</mo>
              <mn>5</mn>
            </mrow>
            <mi>e</mi>
          </mrow>
          <mrow>
            <mi>f</mi>
            <mo stretchy="false">+</mo>
            <mfrac>
              <mi>g</mi>
              <mn>2h</mn>
            </mfrac>
          </mrow>
        </mfrac>
      </mrow>
    </mfrac>
    <annotation encoding="StarMath 5.0">{3a+b} over {c-{d+5e} over {f+{g} over {2h} } } </annotation>
  </semantics>
</math>
</file>

<file path=Object 8/content.xml><?xml version="1.0" encoding="utf-8"?>
<math xmlns="http://www.w3.org/1998/Math/MathML">
  <semantics>
    <mrow>
      <mrow>
        <mn>2</mn>
        <mo stretchy="false">≤</mo>
        <mrow>
          <mo stretchy="false">(</mo>
          <mrow>
            <mi>a</mi>
            <mo stretchy="false">+</mo>
            <mi>b</mi>
          </mrow>
          <mo stretchy="false">)</mo>
        </mrow>
      </mrow>
      <mo stretchy="false">≤</mo>
      <mn>35</mn>
    </mrow>
    <annotation encoding="StarMath 5.0">2 leslant (a+b) leslant 35</annotation>
  </semantics>
</math>
</file>